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37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23.09mm"/>
    </style:style>
    <style:style style:name="co5" style:family="table-column">
      <style:table-column-properties fo:break-before="auto" style:column-width="19.35mm"/>
    </style:style>
    <style:style style:name="co6" style:family="table-column">
      <style:table-column-properties fo:break-before="auto" style:column-width="9.47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30.23mm"/>
    </style:style>
    <style:style style:name="co9" style:family="table-column">
      <style:table-column-properties fo:break-before="auto" style:column-width="113.65mm"/>
    </style:style>
    <style:style style:name="co10" style:family="table-column">
      <style:table-column-properties fo:break-before="auto" style:column-width="98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startx</text:p>
          </table:table-cell>
          <table:table-cell office:value-type="string" calcext:value-type="string">
            <text:p>starty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char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point</text:p>
          </table:table-cell>
          <table:table-cell office:value-type="string" calcext:value-type="string">
            <text:p>filename</text:p>
          </table:table-cell>
          <table:table-cell/>
          <table:table-cell office:value-type="string" calcext:value-type="string">
            <text:p>Split cmd</text:p>
          </table:table-cell>
          <table:table-cell/>
          <table:table-cell office:value-type="string" calcext:value-type="string">
            <text:p>4x cmd</text:p>
          </table:table-cell>
        </table:table-row>
        <table:table-row table:style-name="ro1">
          <table:table-cell/>
          <table:table-cell office:value-type="string" calcext:value-type="string">
            <text:p>vx_chara01_a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ace1</text:p>
          </table:table-cell>
          <table:table-cell/>
          <table:table-cell office:value-type="string" calcext:value-type="string">
            <text:p>charh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$H$9]&amp;&quot;x&quot;&amp;[.$H$10]&amp;&quot;+&quot;&amp;[.$C5]*[.$H$9]&amp;&quot;+&quot;&amp;[.$H$10]*[.$D5]" office:value-type="string" office:string-value="96x128+0+0" calcext:value-type="string">
            <text:p>96x128+0+0</text:p>
          </table:table-cell>
          <table:table-cell table:formula="of:=[.$E5]&amp;&quot;.png&quot;" office:value-type="string" office:string-value="space1.png" calcext:value-type="string">
            <text:p>space1.png</text:p>
          </table:table-cell>
          <table:table-cell/>
          <table:table-cell table:formula="of:=&quot;convert &quot;&amp;[.$B5]&amp;&quot; -crop &quot;&amp;[.$J5]&amp;&quot; &quot;&amp;[.$K5]" office:value-type="string" office:string-value="convert vx_chara01_a2.png -crop 96x128+0+0 space1.png" calcext:value-type="string">
            <text:p>convert vx_chara01_a2.png -crop 96x128+0+0 space1.png</text:p>
          </table:table-cell>
          <table:table-cell/>
          <table:table-cell table:formula="of:=&quot;convert -scale 400% &quot;&amp;[.$K5]&amp;&quot; &quot;&amp;SUBSTITUTE([.$K5]; &quot;.png&quot;; &quot;.4x.png&quot;)" office:value-type="string" office:string-value="convert -scale 400% space1.png space1.4x.png" calcext:value-type="string">
            <text:p>convert -scale 400% space1.png space1.4x.png</text:p>
          </table:table-cell>
        </table:table-row>
        <table:table-row table:style-name="ro1">
          <table:table-cell/>
          <table:table-cell office:value-type="string" calcext:value-type="string">
            <text:p>vx_chara01_a2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ace2</text:p>
          </table:table-cell>
          <table:table-cell/>
          <table:table-cell office:value-type="string" calcext:value-type="string">
            <text:p>charlenw</text:p>
          </table:table-cell>
          <table:table-cell office:value-type="float" office:value="3" calcext:value-type="float">
            <text:p>3</text:p>
          </table:table-cell>
          <table:table-cell/>
          <table:table-cell table:formula="of:=[.$H$9]&amp;&quot;x&quot;&amp;[.$H$10]&amp;&quot;+&quot;&amp;[.$C6]*[.$H$9]&amp;&quot;+&quot;&amp;[.$H$10]*[.$D6]" office:value-type="string" office:string-value="96x128+96+0" calcext:value-type="string">
            <text:p>96x128+96+0</text:p>
          </table:table-cell>
          <table:table-cell table:formula="of:=[.$E6]&amp;&quot;.png&quot;" office:value-type="string" office:string-value="space2.png" calcext:value-type="string">
            <text:p>space2.png</text:p>
          </table:table-cell>
          <table:table-cell/>
          <table:table-cell table:formula="of:=&quot;convert &quot;&amp;[.$B6]&amp;&quot; -crop &quot;&amp;[.$J6]&amp;&quot; &quot;&amp;[.$K6]" office:value-type="string" office:string-value="convert vx_chara01_a2.png -crop 96x128+96+0 space2.png" calcext:value-type="string">
            <text:p>convert vx_chara01_a2.png -crop 96x128+96+0 space2.png</text:p>
          </table:table-cell>
          <table:table-cell/>
          <table:table-cell table:formula="of:=&quot;convert -scale 400% &quot;&amp;[.$K6]&amp;&quot; &quot;&amp;SUBSTITUTE([.$K6]; &quot;.png&quot;; &quot;.4x.png&quot;)" office:value-type="string" office:string-value="convert -scale 400% space2.png space2.4x.png" calcext:value-type="string">
            <text:p>convert -scale 400% space2.png space2.4x.png</text:p>
          </table:table-cell>
        </table:table-row>
        <table:table-row table:style-name="ro1">
          <table:table-cell/>
          <table:table-cell office:value-type="string" calcext:value-type="string">
            <text:p>vx_chara01_a2.pn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f-female</text:p>
          </table:table-cell>
          <table:table-cell/>
          <table:table-cell office:value-type="string" calcext:value-type="string">
            <text:p>charlenh</text:p>
          </table:table-cell>
          <table:table-cell office:value-type="float" office:value="4" calcext:value-type="float">
            <text:p>4</text:p>
          </table:table-cell>
          <table:table-cell/>
          <table:table-cell table:formula="of:=[.$H$9]&amp;&quot;x&quot;&amp;[.$H$10]&amp;&quot;+&quot;&amp;[.$C7]*[.$H$9]&amp;&quot;+&quot;&amp;[.$H$10]*[.$D7]" office:value-type="string" office:string-value="96x128+192+0" calcext:value-type="string">
            <text:p>96x128+192+0</text:p>
          </table:table-cell>
          <table:table-cell table:formula="of:=[.$E7]&amp;&quot;.png&quot;" office:value-type="string" office:string-value="Elf-female.png" calcext:value-type="string">
            <text:p>Elf-female.png</text:p>
          </table:table-cell>
          <table:table-cell/>
          <table:table-cell table:formula="of:=&quot;convert &quot;&amp;[.$B7]&amp;&quot; -crop &quot;&amp;[.$J7]&amp;&quot; &quot;&amp;[.$K7]" office:value-type="string" office:string-value="convert vx_chara01_a2.png -crop 96x128+192+0 Elf-female.png" calcext:value-type="string">
            <text:p>convert vx_chara01_a2.png -crop 96x128+192+0 Elf-female.png</text:p>
          </table:table-cell>
          <table:table-cell/>
          <table:table-cell table:formula="of:=&quot;convert -scale 400% &quot;&amp;[.$K7]&amp;&quot; &quot;&amp;SUBSTITUTE([.$K7]; &quot;.png&quot;; &quot;.4x.png&quot;)" office:value-type="string" office:string-value="convert -scale 400% Elf-female.png Elf-female.4x.png" calcext:value-type="string">
            <text:p>convert -scale 400% Elf-female.png Elf-female.4x.png</text:p>
          </table:table-cell>
        </table:table-row>
        <table:table-row table:style-name="ro1">
          <table:table-cell/>
          <table:table-cell office:value-type="string" calcext:value-type="string">
            <text:p>vx_chara01_a2.p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or-male</text:p>
          </table:table-cell>
          <table:table-cell table:number-columns-repeated="4"/>
          <table:table-cell table:formula="of:=[.$H$9]&amp;&quot;x&quot;&amp;[.$H$10]&amp;&quot;+&quot;&amp;[.$C8]*[.$H$9]&amp;&quot;+&quot;&amp;[.$H$10]*[.$D8]" office:value-type="string" office:string-value="96x128+288+0" calcext:value-type="string">
            <text:p>96x128+288+0</text:p>
          </table:table-cell>
          <table:table-cell table:formula="of:=[.$E8]&amp;&quot;.png&quot;" office:value-type="string" office:string-value="Salor-male.png" calcext:value-type="string">
            <text:p>Salor-male.png</text:p>
          </table:table-cell>
          <table:table-cell/>
          <table:table-cell table:formula="of:=&quot;convert &quot;&amp;[.$B8]&amp;&quot; -crop &quot;&amp;[.$J8]&amp;&quot; &quot;&amp;[.$K8]" office:value-type="string" office:string-value="convert vx_chara01_a2.png -crop 96x128+288+0 Salor-male.png" calcext:value-type="string">
            <text:p>convert vx_chara01_a2.png -crop 96x128+288+0 Salor-male.png</text:p>
          </table:table-cell>
          <table:table-cell/>
          <table:table-cell table:formula="of:=&quot;convert -scale 400% &quot;&amp;[.$K8]&amp;&quot; &quot;&amp;SUBSTITUTE([.$K8]; &quot;.png&quot;; &quot;.4x.png&quot;)" office:value-type="string" office:string-value="convert -scale 400% Salor-male.png Salor-male.4x.png" calcext:value-type="string">
            <text:p>convert -scale 400% Salor-male.png Salor-male.4x.png</text:p>
          </table:table-cell>
        </table:table-row>
        <table:table-row table:style-name="ro1">
          <table:table-cell/>
          <table:table-cell office:value-type="string" calcext:value-type="string">
            <text:p>vx_chara01_a2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rple</text:p>
          </table:table-cell>
          <table:table-cell/>
          <table:table-cell office:value-type="string" calcext:value-type="string">
            <text:p>panelw</text:p>
          </table:table-cell>
          <table:table-cell table:formula="of:=[.$H$4]*[.$H$6]" office:value-type="float" office:value="96" calcext:value-type="float">
            <text:p>96</text:p>
          </table:table-cell>
          <table:table-cell/>
          <table:table-cell table:formula="of:=[.$H$9]&amp;&quot;x&quot;&amp;[.$H$10]&amp;&quot;+&quot;&amp;[.$C9]*[.$H$9]&amp;&quot;+&quot;&amp;[.$H$10]*[.$D9]" office:value-type="string" office:string-value="96x128+0+128" calcext:value-type="string">
            <text:p>96x128+0+128</text:p>
          </table:table-cell>
          <table:table-cell table:formula="of:=[.$E9]&amp;&quot;.png&quot;" office:value-type="string" office:string-value="purple.png" calcext:value-type="string">
            <text:p>purple.png</text:p>
          </table:table-cell>
          <table:table-cell/>
          <table:table-cell table:formula="of:=&quot;convert &quot;&amp;[.$B9]&amp;&quot; -crop &quot;&amp;[.$J9]&amp;&quot; &quot;&amp;[.$K9]" office:value-type="string" office:string-value="convert vx_chara01_a2.png -crop 96x128+0+128 purple.png" calcext:value-type="string">
            <text:p>convert vx_chara01_a2.png -crop 96x128+0+128 purple.png</text:p>
          </table:table-cell>
          <table:table-cell/>
          <table:table-cell table:formula="of:=&quot;convert -scale 400% &quot;&amp;[.$K9]&amp;&quot; &quot;&amp;SUBSTITUTE([.$K9]; &quot;.png&quot;; &quot;.4x.png&quot;)" office:value-type="string" office:string-value="convert -scale 400% purple.png purple.4x.png" calcext:value-type="string">
            <text:p>convert -scale 400% purple.png purple.4x.png</text:p>
          </table:table-cell>
        </table:table-row>
        <table:table-row table:style-name="ro1">
          <table:table-cell/>
          <table:table-cell office:value-type="string" calcext:value-type="string">
            <text:p>vx_chara01_a2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yan</text:p>
          </table:table-cell>
          <table:table-cell/>
          <table:table-cell office:value-type="string" calcext:value-type="string">
            <text:p>panelh</text:p>
          </table:table-cell>
          <table:table-cell table:formula="of:=[.$H$5]*[.$H$7]" office:value-type="float" office:value="128" calcext:value-type="float">
            <text:p>128</text:p>
          </table:table-cell>
          <table:table-cell/>
          <table:table-cell table:formula="of:=[.$H$9]&amp;&quot;x&quot;&amp;[.$H$10]&amp;&quot;+&quot;&amp;[.$C10]*[.$H$9]&amp;&quot;+&quot;&amp;[.$H$10]*[.$D10]" office:value-type="string" office:string-value="96x128+96+128" calcext:value-type="string">
            <text:p>96x128+96+128</text:p>
          </table:table-cell>
          <table:table-cell table:formula="of:=[.$E10]&amp;&quot;.png&quot;" office:value-type="string" office:string-value="cyan.png" calcext:value-type="string">
            <text:p>cyan.png</text:p>
          </table:table-cell>
          <table:table-cell/>
          <table:table-cell table:formula="of:=&quot;convert &quot;&amp;[.$B10]&amp;&quot; -crop &quot;&amp;[.$J10]&amp;&quot; &quot;&amp;[.$K10]" office:value-type="string" office:string-value="convert vx_chara01_a2.png -crop 96x128+96+128 cyan.png" calcext:value-type="string">
            <text:p>convert vx_chara01_a2.png -crop 96x128+96+128 cyan.png</text:p>
          </table:table-cell>
          <table:table-cell/>
          <table:table-cell table:formula="of:=&quot;convert -scale 400% &quot;&amp;[.$K10]&amp;&quot; &quot;&amp;SUBSTITUTE([.$K10]; &quot;.png&quot;; &quot;.4x.png&quot;)" office:value-type="string" office:string-value="convert -scale 400% cyan.png cyan.4x.png" calcext:value-type="string">
            <text:p>convert -scale 400% cyan.png cyan.4x.png</text:p>
          </table:table-cell>
        </table:table-row>
        <table:table-row table:style-name="ro1">
          <table:table-cell/>
          <table:table-cell office:value-type="string" calcext:value-type="string">
            <text:p>vx_chara01_a2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number-columns-repeated="4"/>
          <table:table-cell table:formula="of:=[.$H$9]&amp;&quot;x&quot;&amp;[.$H$10]&amp;&quot;+&quot;&amp;[.$C11]*[.$H$9]&amp;&quot;+&quot;&amp;[.$H$10]*[.$D11]" office:value-type="string" office:string-value="96x128+192+128" calcext:value-type="string">
            <text:p>96x128+192+128</text:p>
          </table:table-cell>
          <table:table-cell table:formula="of:=[.$E11]&amp;&quot;.png&quot;" office:value-type="string" office:string-value="red.png" calcext:value-type="string">
            <text:p>red.png</text:p>
          </table:table-cell>
          <table:table-cell/>
          <table:table-cell table:formula="of:=&quot;convert &quot;&amp;[.$B11]&amp;&quot; -crop &quot;&amp;[.$J11]&amp;&quot; &quot;&amp;[.$K11]" office:value-type="string" office:string-value="convert vx_chara01_a2.png -crop 96x128+192+128 red.png" calcext:value-type="string">
            <text:p>convert vx_chara01_a2.png -crop 96x128+192+128 red.png</text:p>
          </table:table-cell>
          <table:table-cell/>
          <table:table-cell table:formula="of:=&quot;convert -scale 400% &quot;&amp;[.$K11]&amp;&quot; &quot;&amp;SUBSTITUTE([.$K11]; &quot;.png&quot;; &quot;.4x.png&quot;)" office:value-type="string" office:string-value="convert -scale 400% red.png red.4x.png" calcext:value-type="string">
            <text:p>convert -scale 400% red.png red.4x.png</text:p>
          </table:table-cell>
        </table:table-row>
        <table:table-row table:style-name="ro1">
          <table:table-cell/>
          <table:table-cell office:value-type="string" calcext:value-type="string">
            <text:p>vx_chara01_a2.p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extension</text:p>
          </table:table-cell>
          <table:table-cell office:value-type="string" calcext:value-type="string">
            <text:p>png</text:p>
          </table:table-cell>
          <table:table-cell/>
          <table:table-cell table:formula="of:=[.$H$9]&amp;&quot;x&quot;&amp;[.$H$10]&amp;&quot;+&quot;&amp;[.$C12]*[.$H$9]&amp;&quot;+&quot;&amp;[.$H$10]*[.$D12]" office:value-type="string" office:string-value="96x128+288+128" calcext:value-type="string">
            <text:p>96x128+288+128</text:p>
          </table:table-cell>
          <table:table-cell table:formula="of:=[.$E12]&amp;&quot;.png&quot;" office:value-type="string" office:string-value="china.png" calcext:value-type="string">
            <text:p>china.png</text:p>
          </table:table-cell>
          <table:table-cell/>
          <table:table-cell table:formula="of:=&quot;convert &quot;&amp;[.$B12]&amp;&quot; -crop &quot;&amp;[.$J12]&amp;&quot; &quot;&amp;[.$K12]" office:value-type="string" office:string-value="convert vx_chara01_a2.png -crop 96x128+288+128 china.png" calcext:value-type="string">
            <text:p>convert vx_chara01_a2.png -crop 96x128+288+128 china.png</text:p>
          </table:table-cell>
          <table:table-cell/>
          <table:table-cell table:formula="of:=&quot;convert -scale 400% &quot;&amp;[.$K12]&amp;&quot; &quot;&amp;SUBSTITUTE([.$K12]; &quot;.png&quot;; &quot;.4x.png&quot;)" office:value-type="string" office:string-value="convert -scale 400% china.png china.4x.png" calcext:value-type="string">
            <text:p>convert -scale 400% china.png china.4x.png</text:p>
          </table:table-cell>
        </table:table-row>
        <table:table-row table:style-name="ro1">
          <table:table-cell/>
          <table:table-cell office:value-type="string" calcext:value-type="string">
            <text:p>vxchara08_a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ob-normal</text:p>
          </table:table-cell>
          <table:table-cell table:number-columns-repeated="4"/>
          <table:table-cell table:formula="of:=[.$H$9]&amp;&quot;x&quot;&amp;[.$H$10]&amp;&quot;+&quot;&amp;[.$C13]*[.$H$9]&amp;&quot;+&quot;&amp;[.$H$10]*[.$D13]" office:value-type="string" office:string-value="96x128+0+0" calcext:value-type="string">
            <text:p>96x128+0+0</text:p>
          </table:table-cell>
          <table:table-cell table:formula="of:=[.$E13]&amp;&quot;.png&quot;" office:value-type="string" office:string-value="Gob-normal.png" calcext:value-type="string">
            <text:p>Gob-normal.png</text:p>
          </table:table-cell>
          <table:table-cell/>
          <table:table-cell table:formula="of:=&quot;convert &quot;&amp;[.$B13]&amp;&quot; -crop &quot;&amp;[.$J13]&amp;&quot; &quot;&amp;[.$K13]" office:value-type="string" office:string-value="convert vxchara08_a.png -crop 96x128+0+0 Gob-normal.png" calcext:value-type="string">
            <text:p>convert vxchara08_a.png -crop 96x128+0+0 Gob-normal.png</text:p>
          </table:table-cell>
          <table:table-cell/>
          <table:table-cell table:formula="of:=&quot;convert -scale 400% &quot;&amp;[.$K13]&amp;&quot; &quot;&amp;SUBSTITUTE([.$K13]; &quot;.png&quot;; &quot;.4x.png&quot;)" office:value-type="string" office:string-value="convert -scale 400% Gob-normal.png Gob-normal.4x.png" calcext:value-type="string">
            <text:p>convert -scale 400% Gob-normal.png Gob-normal.4x.png</text:p>
          </table:table-cell>
        </table:table-row>
        <table:table-row table:style-name="ro1">
          <table:table-cell/>
          <table:table-cell office:value-type="string" calcext:value-type="string">
            <text:p>vxchara08_a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b-red</text:p>
          </table:table-cell>
          <table:table-cell table:number-columns-repeated="4"/>
          <table:table-cell table:formula="of:=[.$H$9]&amp;&quot;x&quot;&amp;[.$H$10]&amp;&quot;+&quot;&amp;[.$C14]*[.$H$9]&amp;&quot;+&quot;&amp;[.$H$10]*[.$D14]" office:value-type="string" office:string-value="96x128+96+0" calcext:value-type="string">
            <text:p>96x128+96+0</text:p>
          </table:table-cell>
          <table:table-cell table:formula="of:=[.$E14]&amp;&quot;.png&quot;" office:value-type="string" office:string-value="Gob-red.png" calcext:value-type="string">
            <text:p>Gob-red.png</text:p>
          </table:table-cell>
          <table:table-cell/>
          <table:table-cell table:formula="of:=&quot;convert &quot;&amp;[.$B14]&amp;&quot; -crop &quot;&amp;[.$J14]&amp;&quot; &quot;&amp;[.$K14]" office:value-type="string" office:string-value="convert vxchara08_a.png -crop 96x128+96+0 Gob-red.png" calcext:value-type="string">
            <text:p>convert vxchara08_a.png -crop 96x128+96+0 Gob-red.png</text:p>
          </table:table-cell>
          <table:table-cell/>
          <table:table-cell table:formula="of:=&quot;convert -scale 400% &quot;&amp;[.$K14]&amp;&quot; &quot;&amp;SUBSTITUTE([.$K14]; &quot;.png&quot;; &quot;.4x.png&quot;)" office:value-type="string" office:string-value="convert -scale 400% Gob-red.png Gob-red.4x.png" calcext:value-type="string">
            <text:p>convert -scale 400% Gob-red.png Gob-red.4x.png</text:p>
          </table:table-cell>
        </table:table-row>
        <table:table-row table:style-name="ro1">
          <table:table-cell/>
          <table:table-cell office:value-type="string" calcext:value-type="string">
            <text:p>vxchara08_a.pn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b-pink</text:p>
          </table:table-cell>
          <table:table-cell table:number-columns-repeated="4"/>
          <table:table-cell table:formula="of:=[.$H$9]&amp;&quot;x&quot;&amp;[.$H$10]&amp;&quot;+&quot;&amp;[.$C15]*[.$H$9]&amp;&quot;+&quot;&amp;[.$H$10]*[.$D15]" office:value-type="string" office:string-value="96x128+192+0" calcext:value-type="string">
            <text:p>96x128+192+0</text:p>
          </table:table-cell>
          <table:table-cell table:formula="of:=[.$E15]&amp;&quot;.png&quot;" office:value-type="string" office:string-value="Gob-pink.png" calcext:value-type="string">
            <text:p>Gob-pink.png</text:p>
          </table:table-cell>
          <table:table-cell/>
          <table:table-cell table:formula="of:=&quot;convert &quot;&amp;[.$B15]&amp;&quot; -crop &quot;&amp;[.$J15]&amp;&quot; &quot;&amp;[.$K15]" office:value-type="string" office:string-value="convert vxchara08_a.png -crop 96x128+192+0 Gob-pink.png" calcext:value-type="string">
            <text:p>convert vxchara08_a.png -crop 96x128+192+0 Gob-pink.png</text:p>
          </table:table-cell>
          <table:table-cell/>
          <table:table-cell table:formula="of:=&quot;convert -scale 400% &quot;&amp;[.$K15]&amp;&quot; &quot;&amp;SUBSTITUTE([.$K15]; &quot;.png&quot;; &quot;.4x.png&quot;)" office:value-type="string" office:string-value="convert -scale 400% Gob-pink.png Gob-pink.4x.png" calcext:value-type="string">
            <text:p>convert -scale 400% Gob-pink.png Gob-pink.4x.png</text:p>
          </table:table-cell>
        </table:table-row>
        <table:table-row table:style-name="ro1">
          <table:table-cell/>
          <table:table-cell office:value-type="string" calcext:value-type="string">
            <text:p>vxchara08_a.p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b-white</text:p>
          </table:table-cell>
          <table:table-cell table:number-columns-repeated="4"/>
          <table:table-cell table:formula="of:=[.$H$9]&amp;&quot;x&quot;&amp;[.$H$10]&amp;&quot;+&quot;&amp;[.$C16]*[.$H$9]&amp;&quot;+&quot;&amp;[.$H$10]*[.$D16]" office:value-type="string" office:string-value="96x128+288+0" calcext:value-type="string">
            <text:p>96x128+288+0</text:p>
          </table:table-cell>
          <table:table-cell table:formula="of:=[.$E16]&amp;&quot;.png&quot;" office:value-type="string" office:string-value="Gob-white.png" calcext:value-type="string">
            <text:p>Gob-white.png</text:p>
          </table:table-cell>
          <table:table-cell/>
          <table:table-cell table:formula="of:=&quot;convert &quot;&amp;[.$B16]&amp;&quot; -crop &quot;&amp;[.$J16]&amp;&quot; &quot;&amp;[.$K16]" office:value-type="string" office:string-value="convert vxchara08_a.png -crop 96x128+288+0 Gob-white.png" calcext:value-type="string">
            <text:p>convert vxchara08_a.png -crop 96x128+288+0 Gob-white.png</text:p>
          </table:table-cell>
          <table:table-cell/>
          <table:table-cell table:formula="of:=&quot;convert -scale 400% &quot;&amp;[.$K16]&amp;&quot; &quot;&amp;SUBSTITUTE([.$K16]; &quot;.png&quot;; &quot;.4x.png&quot;)" office:value-type="string" office:string-value="convert -scale 400% Gob-white.png Gob-white.4x.png" calcext:value-type="string">
            <text:p>convert -scale 400% Gob-white.png Gob-white.4x.png</text:p>
          </table:table-cell>
        </table:table-row>
        <table:table-row table:style-name="ro1">
          <table:table-cell/>
          <table:table-cell office:value-type="string" calcext:value-type="string">
            <text:p>vxchara08_a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b-green</text:p>
          </table:table-cell>
          <table:table-cell table:number-columns-repeated="4"/>
          <table:table-cell table:formula="of:=[.$H$9]&amp;&quot;x&quot;&amp;[.$H$10]&amp;&quot;+&quot;&amp;[.$C17]*[.$H$9]&amp;&quot;+&quot;&amp;[.$H$10]*[.$D17]" office:value-type="string" office:string-value="96x128+0+128" calcext:value-type="string">
            <text:p>96x128+0+128</text:p>
          </table:table-cell>
          <table:table-cell table:formula="of:=[.$E17]&amp;&quot;.png&quot;" office:value-type="string" office:string-value="Gob-green.png" calcext:value-type="string">
            <text:p>Gob-green.png</text:p>
          </table:table-cell>
          <table:table-cell/>
          <table:table-cell table:formula="of:=&quot;convert &quot;&amp;[.$B17]&amp;&quot; -crop &quot;&amp;[.$J17]&amp;&quot; &quot;&amp;[.$K17]" office:value-type="string" office:string-value="convert vxchara08_a.png -crop 96x128+0+128 Gob-green.png" calcext:value-type="string">
            <text:p>convert vxchara08_a.png -crop 96x128+0+128 Gob-green.png</text:p>
          </table:table-cell>
          <table:table-cell/>
          <table:table-cell table:formula="of:=&quot;convert -scale 400% &quot;&amp;[.$K17]&amp;&quot; &quot;&amp;SUBSTITUTE([.$K17]; &quot;.png&quot;; &quot;.4x.png&quot;)" office:value-type="string" office:string-value="convert -scale 400% Gob-green.png Gob-green.4x.png" calcext:value-type="string">
            <text:p>convert -scale 400% Gob-green.png Gob-green.4x.png</text:p>
          </table:table-cell>
        </table:table-row>
        <table:table-row table:style-name="ro1">
          <table:table-cell/>
          <table:table-cell office:value-type="string" calcext:value-type="string">
            <text:p>vxchara08_a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b-blue</text:p>
          </table:table-cell>
          <table:table-cell table:number-columns-repeated="4"/>
          <table:table-cell table:formula="of:=[.$H$9]&amp;&quot;x&quot;&amp;[.$H$10]&amp;&quot;+&quot;&amp;[.$C18]*[.$H$9]&amp;&quot;+&quot;&amp;[.$H$10]*[.$D18]" office:value-type="string" office:string-value="96x128+96+128" calcext:value-type="string">
            <text:p>96x128+96+128</text:p>
          </table:table-cell>
          <table:table-cell table:formula="of:=[.$E18]&amp;&quot;.png&quot;" office:value-type="string" office:string-value="Gob-blue.png" calcext:value-type="string">
            <text:p>Gob-blue.png</text:p>
          </table:table-cell>
          <table:table-cell/>
          <table:table-cell table:formula="of:=&quot;convert &quot;&amp;[.$B18]&amp;&quot; -crop &quot;&amp;[.$J18]&amp;&quot; &quot;&amp;[.$K18]" office:value-type="string" office:string-value="convert vxchara08_a.png -crop 96x128+96+128 Gob-blue.png" calcext:value-type="string">
            <text:p>convert vxchara08_a.png -crop 96x128+96+128 Gob-blue.png</text:p>
          </table:table-cell>
          <table:table-cell/>
          <table:table-cell table:formula="of:=&quot;convert -scale 400% &quot;&amp;[.$K18]&amp;&quot; &quot;&amp;SUBSTITUTE([.$K18]; &quot;.png&quot;; &quot;.4x.png&quot;)" office:value-type="string" office:string-value="convert -scale 400% Gob-blue.png Gob-blue.4x.png" calcext:value-type="string">
            <text:p>convert -scale 400% Gob-blue.png Gob-blue.4x.png</text:p>
          </table:table-cell>
        </table:table-row>
        <table:table-row table:style-name="ro1">
          <table:table-cell/>
          <table:table-cell office:value-type="string" calcext:value-type="string">
            <text:p>vxchara08_a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b-yellow</text:p>
          </table:table-cell>
          <table:table-cell table:number-columns-repeated="4"/>
          <table:table-cell table:formula="of:=[.$H$9]&amp;&quot;x&quot;&amp;[.$H$10]&amp;&quot;+&quot;&amp;[.$C19]*[.$H$9]&amp;&quot;+&quot;&amp;[.$H$10]*[.$D19]" office:value-type="string" office:string-value="96x128+192+128" calcext:value-type="string">
            <text:p>96x128+192+128</text:p>
          </table:table-cell>
          <table:table-cell table:formula="of:=[.$E19]&amp;&quot;.png&quot;" office:value-type="string" office:string-value="Gob-yellow.png" calcext:value-type="string">
            <text:p>Gob-yellow.png</text:p>
          </table:table-cell>
          <table:table-cell/>
          <table:table-cell table:formula="of:=&quot;convert &quot;&amp;[.$B19]&amp;&quot; -crop &quot;&amp;[.$J19]&amp;&quot; &quot;&amp;[.$K19]" office:value-type="string" office:string-value="convert vxchara08_a.png -crop 96x128+192+128 Gob-yellow.png" calcext:value-type="string">
            <text:p>convert vxchara08_a.png -crop 96x128+192+128 Gob-yellow.png</text:p>
          </table:table-cell>
          <table:table-cell/>
          <table:table-cell table:formula="of:=&quot;convert -scale 400% &quot;&amp;[.$K19]&amp;&quot; &quot;&amp;SUBSTITUTE([.$K19]; &quot;.png&quot;; &quot;.4x.png&quot;)" office:value-type="string" office:string-value="convert -scale 400% Gob-yellow.png Gob-yellow.4x.png" calcext:value-type="string">
            <text:p>convert -scale 400% Gob-yellow.png Gob-yellow.4x.png</text:p>
          </table:table-cell>
        </table:table-row>
        <table:table-row table:style-name="ro1">
          <table:table-cell/>
          <table:table-cell office:value-type="string" calcext:value-type="string">
            <text:p>vxchara08_a.p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b-black</text:p>
          </table:table-cell>
          <table:table-cell table:number-columns-repeated="4"/>
          <table:table-cell table:formula="of:=[.$H$9]&amp;&quot;x&quot;&amp;[.$H$10]&amp;&quot;+&quot;&amp;[.$C20]*[.$H$9]&amp;&quot;+&quot;&amp;[.$H$10]*[.$D20]" office:value-type="string" office:string-value="96x128+288+128" calcext:value-type="string">
            <text:p>96x128+288+128</text:p>
          </table:table-cell>
          <table:table-cell table:formula="of:=[.$E20]&amp;&quot;.png&quot;" office:value-type="string" office:string-value="Gob-black.png" calcext:value-type="string">
            <text:p>Gob-black.png</text:p>
          </table:table-cell>
          <table:table-cell/>
          <table:table-cell table:formula="of:=&quot;convert &quot;&amp;[.$B20]&amp;&quot; -crop &quot;&amp;[.$J20]&amp;&quot; &quot;&amp;[.$K20]" office:value-type="string" office:string-value="convert vxchara08_a.png -crop 96x128+288+128 Gob-black.png" calcext:value-type="string">
            <text:p>convert vxchara08_a.png -crop 96x128+288+128 Gob-black.png</text:p>
          </table:table-cell>
          <table:table-cell/>
          <table:table-cell table:formula="of:=&quot;convert -scale 400% &quot;&amp;[.$K20]&amp;&quot; &quot;&amp;SUBSTITUTE([.$K20]; &quot;.png&quot;; &quot;.4x.png&quot;)" office:value-type="string" office:string-value="convert -scale 400% Gob-black.png Gob-black.4x.png" calcext:value-type="string">
            <text:p>convert -scale 400% Gob-black.png Gob-black.4x.png</text:p>
          </table:table-cell>
        </table:table-row>
        <table:table-row table:style-name="ro1">
          <table:table-cell/>
          <table:table-cell office:value-type="string" calcext:value-type="string">
            <text:p>vxchara08_a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rg-normal</text:p>
          </table:table-cell>
          <table:table-cell table:number-columns-repeated="4"/>
          <table:table-cell table:formula="of:=[.$H$9]&amp;&quot;x&quot;&amp;[.$H$10]&amp;&quot;+&quot;&amp;[.$C21]*[.$H$9]&amp;&quot;+&quot;&amp;[.$H$10]*[.$D21]" office:value-type="string" office:string-value="96x128+0+0" calcext:value-type="string">
            <text:p>96x128+0+0</text:p>
          </table:table-cell>
          <table:table-cell table:formula="of:=[.$E21]&amp;&quot;.png&quot;" office:value-type="string" office:string-value="Org-normal.png" calcext:value-type="string">
            <text:p>Org-normal.png</text:p>
          </table:table-cell>
          <table:table-cell/>
          <table:table-cell table:formula="of:=&quot;convert &quot;&amp;[.$B21]&amp;&quot; -crop &quot;&amp;[.$J21]&amp;&quot; &quot;&amp;[.$K21]" office:value-type="string" office:string-value="convert vxchara08_ab.png -crop 96x128+0+0 Org-normal.png" calcext:value-type="string">
            <text:p>convert vxchara08_ab.png -crop 96x128+0+0 Org-normal.png</text:p>
          </table:table-cell>
          <table:table-cell/>
          <table:table-cell table:formula="of:=&quot;convert -scale 400% &quot;&amp;[.$K21]&amp;&quot; &quot;&amp;SUBSTITUTE([.$K21]; &quot;.png&quot;; &quot;.4x.png&quot;)" office:value-type="string" office:string-value="convert -scale 400% Org-normal.png Org-normal.4x.png" calcext:value-type="string">
            <text:p>convert -scale 400% Org-normal.png Org-normal.4x.png</text:p>
          </table:table-cell>
        </table:table-row>
        <table:table-row table:style-name="ro1">
          <table:table-cell/>
          <table:table-cell office:value-type="string" calcext:value-type="string">
            <text:p>vxchara08_ab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g-red</text:p>
          </table:table-cell>
          <table:table-cell table:number-columns-repeated="4"/>
          <table:table-cell table:formula="of:=[.$H$9]&amp;&quot;x&quot;&amp;[.$H$10]&amp;&quot;+&quot;&amp;[.$C22]*[.$H$9]&amp;&quot;+&quot;&amp;[.$H$10]*[.$D22]" office:value-type="string" office:string-value="96x128+96+0" calcext:value-type="string">
            <text:p>96x128+96+0</text:p>
          </table:table-cell>
          <table:table-cell table:formula="of:=[.$E22]&amp;&quot;.png&quot;" office:value-type="string" office:string-value="Org-red.png" calcext:value-type="string">
            <text:p>Org-red.png</text:p>
          </table:table-cell>
          <table:table-cell/>
          <table:table-cell table:formula="of:=&quot;convert &quot;&amp;[.$B22]&amp;&quot; -crop &quot;&amp;[.$J22]&amp;&quot; &quot;&amp;[.$K22]" office:value-type="string" office:string-value="convert vxchara08_ab.png -crop 96x128+96+0 Org-red.png" calcext:value-type="string">
            <text:p>convert vxchara08_ab.png -crop 96x128+96+0 Org-red.png</text:p>
          </table:table-cell>
          <table:table-cell/>
          <table:table-cell table:formula="of:=&quot;convert -scale 400% &quot;&amp;[.$K22]&amp;&quot; &quot;&amp;SUBSTITUTE([.$K22]; &quot;.png&quot;; &quot;.4x.png&quot;)" office:value-type="string" office:string-value="convert -scale 400% Org-red.png Org-red.4x.png" calcext:value-type="string">
            <text:p>convert -scale 400% Org-red.png Org-red.4x.png</text:p>
          </table:table-cell>
        </table:table-row>
        <table:table-row table:style-name="ro1">
          <table:table-cell/>
          <table:table-cell office:value-type="string" calcext:value-type="string">
            <text:p>vxchara08_ab.pn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lf-normal</text:p>
          </table:table-cell>
          <table:table-cell table:number-columns-repeated="4"/>
          <table:table-cell table:formula="of:=[.$H$9]&amp;&quot;x&quot;&amp;[.$H$10]&amp;&quot;+&quot;&amp;[.$C23]*[.$H$9]&amp;&quot;+&quot;&amp;[.$H$10]*[.$D23]" office:value-type="string" office:string-value="96x128+192+0" calcext:value-type="string">
            <text:p>96x128+192+0</text:p>
          </table:table-cell>
          <table:table-cell table:formula="of:=[.$E23]&amp;&quot;.png&quot;" office:value-type="string" office:string-value="Wolf-normal.png" calcext:value-type="string">
            <text:p>Wolf-normal.png</text:p>
          </table:table-cell>
          <table:table-cell/>
          <table:table-cell table:formula="of:=&quot;convert &quot;&amp;[.$B23]&amp;&quot; -crop &quot;&amp;[.$J23]&amp;&quot; &quot;&amp;[.$K23]" office:value-type="string" office:string-value="convert vxchara08_ab.png -crop 96x128+192+0 Wolf-normal.png" calcext:value-type="string">
            <text:p>convert vxchara08_ab.png -crop 96x128+192+0 Wolf-normal.png</text:p>
          </table:table-cell>
          <table:table-cell/>
          <table:table-cell table:formula="of:=&quot;convert -scale 400% &quot;&amp;[.$K23]&amp;&quot; &quot;&amp;SUBSTITUTE([.$K23]; &quot;.png&quot;; &quot;.4x.png&quot;)" office:value-type="string" office:string-value="convert -scale 400% Wolf-normal.png Wolf-normal.4x.png" calcext:value-type="string">
            <text:p>convert -scale 400% Wolf-normal.png Wolf-normal.4x.png</text:p>
          </table:table-cell>
        </table:table-row>
        <table:table-row table:style-name="ro1">
          <table:table-cell/>
          <table:table-cell office:value-type="string" calcext:value-type="string">
            <text:p>vxchara08_ab.p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lf-black</text:p>
          </table:table-cell>
          <table:table-cell table:number-columns-repeated="4"/>
          <table:table-cell table:formula="of:=[.$H$9]&amp;&quot;x&quot;&amp;[.$H$10]&amp;&quot;+&quot;&amp;[.$C24]*[.$H$9]&amp;&quot;+&quot;&amp;[.$H$10]*[.$D24]" office:value-type="string" office:string-value="96x128+288+0" calcext:value-type="string">
            <text:p>96x128+288+0</text:p>
          </table:table-cell>
          <table:table-cell table:formula="of:=[.$E24]&amp;&quot;.png&quot;" office:value-type="string" office:string-value="Wolf-black.png" calcext:value-type="string">
            <text:p>Wolf-black.png</text:p>
          </table:table-cell>
          <table:table-cell/>
          <table:table-cell table:formula="of:=&quot;convert &quot;&amp;[.$B24]&amp;&quot; -crop &quot;&amp;[.$J24]&amp;&quot; &quot;&amp;[.$K24]" office:value-type="string" office:string-value="convert vxchara08_ab.png -crop 96x128+288+0 Wolf-black.png" calcext:value-type="string">
            <text:p>convert vxchara08_ab.png -crop 96x128+288+0 Wolf-black.png</text:p>
          </table:table-cell>
          <table:table-cell/>
          <table:table-cell table:formula="of:=&quot;convert -scale 400% &quot;&amp;[.$K24]&amp;&quot; &quot;&amp;SUBSTITUTE([.$K24]; &quot;.png&quot;; &quot;.4x.png&quot;)" office:value-type="string" office:string-value="convert -scale 400% Wolf-black.png Wolf-black.4x.png" calcext:value-type="string">
            <text:p>convert -scale 400% Wolf-black.png Wolf-black.4x.png</text:p>
          </table:table-cell>
        </table:table-row>
        <table:table-row table:style-name="ro1">
          <table:table-cell/>
          <table:table-cell office:value-type="string" calcext:value-type="string">
            <text:p>vxchara08_ab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g-blue</text:p>
          </table:table-cell>
          <table:table-cell table:number-columns-repeated="4"/>
          <table:table-cell table:formula="of:=[.$H$9]&amp;&quot;x&quot;&amp;[.$H$10]&amp;&quot;+&quot;&amp;[.$C25]*[.$H$9]&amp;&quot;+&quot;&amp;[.$H$10]*[.$D25]" office:value-type="string" office:string-value="96x128+0+128" calcext:value-type="string">
            <text:p>96x128+0+128</text:p>
          </table:table-cell>
          <table:table-cell table:formula="of:=[.$E25]&amp;&quot;.png&quot;" office:value-type="string" office:string-value="Org-blue.png" calcext:value-type="string">
            <text:p>Org-blue.png</text:p>
          </table:table-cell>
          <table:table-cell/>
          <table:table-cell table:formula="of:=&quot;convert &quot;&amp;[.$B25]&amp;&quot; -crop &quot;&amp;[.$J25]&amp;&quot; &quot;&amp;[.$K25]" office:value-type="string" office:string-value="convert vxchara08_ab.png -crop 96x128+0+128 Org-blue.png" calcext:value-type="string">
            <text:p>convert vxchara08_ab.png -crop 96x128+0+128 Org-blue.png</text:p>
          </table:table-cell>
          <table:table-cell/>
          <table:table-cell table:formula="of:=&quot;convert -scale 400% &quot;&amp;[.$K25]&amp;&quot; &quot;&amp;SUBSTITUTE([.$K25]; &quot;.png&quot;; &quot;.4x.png&quot;)" office:value-type="string" office:string-value="convert -scale 400% Org-blue.png Org-blue.4x.png" calcext:value-type="string">
            <text:p>convert -scale 400% Org-blue.png Org-blue.4x.png</text:p>
          </table:table-cell>
        </table:table-row>
        <table:table-row table:style-name="ro1">
          <table:table-cell/>
          <table:table-cell office:value-type="string" calcext:value-type="string">
            <text:p>vxchara08_ab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g-green</text:p>
          </table:table-cell>
          <table:table-cell table:number-columns-repeated="4"/>
          <table:table-cell table:formula="of:=[.$H$9]&amp;&quot;x&quot;&amp;[.$H$10]&amp;&quot;+&quot;&amp;[.$C26]*[.$H$9]&amp;&quot;+&quot;&amp;[.$H$10]*[.$D26]" office:value-type="string" office:string-value="96x128+96+128" calcext:value-type="string">
            <text:p>96x128+96+128</text:p>
          </table:table-cell>
          <table:table-cell table:formula="of:=[.$E26]&amp;&quot;.png&quot;" office:value-type="string" office:string-value="Org-green.png" calcext:value-type="string">
            <text:p>Org-green.png</text:p>
          </table:table-cell>
          <table:table-cell/>
          <table:table-cell table:formula="of:=&quot;convert &quot;&amp;[.$B26]&amp;&quot; -crop &quot;&amp;[.$J26]&amp;&quot; &quot;&amp;[.$K26]" office:value-type="string" office:string-value="convert vxchara08_ab.png -crop 96x128+96+128 Org-green.png" calcext:value-type="string">
            <text:p>convert vxchara08_ab.png -crop 96x128+96+128 Org-green.png</text:p>
          </table:table-cell>
          <table:table-cell/>
          <table:table-cell table:formula="of:=&quot;convert -scale 400% &quot;&amp;[.$K26]&amp;&quot; &quot;&amp;SUBSTITUTE([.$K26]; &quot;.png&quot;; &quot;.4x.png&quot;)" office:value-type="string" office:string-value="convert -scale 400% Org-green.png Org-green.4x.png" calcext:value-type="string">
            <text:p>convert -scale 400% Org-green.png Org-green.4x.png</text:p>
          </table:table-cell>
        </table:table-row>
        <table:table-row table:style-name="ro1">
          <table:table-cell/>
          <table:table-cell office:value-type="string" calcext:value-type="string">
            <text:p>vxchara08_ab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lf-yellow</text:p>
          </table:table-cell>
          <table:table-cell table:number-columns-repeated="4"/>
          <table:table-cell table:formula="of:=[.$H$9]&amp;&quot;x&quot;&amp;[.$H$10]&amp;&quot;+&quot;&amp;[.$C27]*[.$H$9]&amp;&quot;+&quot;&amp;[.$H$10]*[.$D27]" office:value-type="string" office:string-value="96x128+192+128" calcext:value-type="string">
            <text:p>96x128+192+128</text:p>
          </table:table-cell>
          <table:table-cell table:formula="of:=[.$E27]&amp;&quot;.png&quot;" office:value-type="string" office:string-value="Wolf-yellow.png" calcext:value-type="string">
            <text:p>Wolf-yellow.png</text:p>
          </table:table-cell>
          <table:table-cell/>
          <table:table-cell table:formula="of:=&quot;convert &quot;&amp;[.$B27]&amp;&quot; -crop &quot;&amp;[.$J27]&amp;&quot; &quot;&amp;[.$K27]" office:value-type="string" office:string-value="convert vxchara08_ab.png -crop 96x128+192+128 Wolf-yellow.png" calcext:value-type="string">
            <text:p>convert vxchara08_ab.png -crop 96x128+192+128 Wolf-yellow.png</text:p>
          </table:table-cell>
          <table:table-cell/>
          <table:table-cell table:formula="of:=&quot;convert -scale 400% &quot;&amp;[.$K27]&amp;&quot; &quot;&amp;SUBSTITUTE([.$K27]; &quot;.png&quot;; &quot;.4x.png&quot;)" office:value-type="string" office:string-value="convert -scale 400% Wolf-yellow.png Wolf-yellow.4x.png" calcext:value-type="string">
            <text:p>convert -scale 400% Wolf-yellow.png Wolf-yellow.4x.png</text:p>
          </table:table-cell>
        </table:table-row>
        <table:table-row table:style-name="ro1">
          <table:table-cell/>
          <table:table-cell office:value-type="string" calcext:value-type="string">
            <text:p>vxchara08_ab.p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lf-white</text:p>
          </table:table-cell>
          <table:table-cell table:number-columns-repeated="4"/>
          <table:table-cell table:formula="of:=[.$H$9]&amp;&quot;x&quot;&amp;[.$H$10]&amp;&quot;+&quot;&amp;[.$C28]*[.$H$9]&amp;&quot;+&quot;&amp;[.$H$10]*[.$D28]" office:value-type="string" office:string-value="96x128+288+128" calcext:value-type="string">
            <text:p>96x128+288+128</text:p>
          </table:table-cell>
          <table:table-cell table:formula="of:=[.$E28]&amp;&quot;.png&quot;" office:value-type="string" office:string-value="Wolf-white.png" calcext:value-type="string">
            <text:p>Wolf-white.png</text:p>
          </table:table-cell>
          <table:table-cell/>
          <table:table-cell table:formula="of:=&quot;convert &quot;&amp;[.$B28]&amp;&quot; -crop &quot;&amp;[.$J28]&amp;&quot; &quot;&amp;[.$K28]" office:value-type="string" office:string-value="convert vxchara08_ab.png -crop 96x128+288+128 Wolf-white.png" calcext:value-type="string">
            <text:p>convert vxchara08_ab.png -crop 96x128+288+128 Wolf-white.png</text:p>
          </table:table-cell>
          <table:table-cell/>
          <table:table-cell table:formula="of:=&quot;convert -scale 400% &quot;&amp;[.$K28]&amp;&quot; &quot;&amp;SUBSTITUTE([.$K28]; &quot;.png&quot;; &quot;.4x.png&quot;)" office:value-type="string" office:string-value="convert -scale 400% Wolf-white.png Wolf-white.4x.png" calcext:value-type="string">
            <text:p>convert -scale 400% Wolf-white.png Wolf-white.4x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3">0000/00/00</text:date>, <text:time style:data-style-name="N2" text:time-value="20:32:30.857208165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2T12:36:16.155820519</meta:creation-date>
    <dc:date>2021-02-13T20:36:41.466292477</dc:date>
    <meta:editing-duration>PT6M20S</meta:editing-duration>
    <meta:editing-cycles>2</meta:editing-cycles>
    <meta:generator>LibreOffice/5.1.6.2$Linux_X86_64 LibreOffice_project/10m0$Build-2</meta:generator>
    <meta:document-statistic meta:table-count="1" meta:cell-count="214" meta:object-count="0"/>
  </office:meta>
</office:document-meta>
</file>